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.4">
            <text:p>-1,4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3">
            <text:p>-0,3</text:p>
          </table:table-cell>
          <table:table-cell table:number-columns-repeated="2"/>
        </table:table-row>
        <table:table-row table:style-name="ro2">
          <table:table-cell table:style-name="ce3" office:value-type="float" office:value="900">
            <text:p>9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.8">
            <text:p>0,8</text:p>
          </table:table-cell>
          <table:table-cell/>
          <table:table-cell office:value-type="string">
            <text:p>Рус. Трен.</text:p>
          </table:table-cell>
        </table:table-row>
        <table:table-row table:style-name="ro2">
          <table:table-cell table:style-name="ce3" office:value-type="float" office:value="1200">
            <text:p>12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1500">
            <text:p>150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">
            <text:p>0,3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  <table:table-row table:style-name="ro2">
          <table:table-cell>
            <draw:frame table:end-cell-address="Лист1.L29" table:end-x="2.106cm" table:end-y="0.258cm" draw:z-index="0" draw:style-name="gr1" svg:width="10.65cm" svg:height="9.007cm" svg:x="0.585cm" svg:y="0.284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Лист1.R27" table:end-x="0.498cm" table:end-y="0.158cm" draw:z-index="1" draw:style-name="gr1" svg:width="11.308cm" svg:height="8.187cm" svg:x="0.481cm" svg:y="0.1cm">
              <draw:object draw:notify-on-update-of-ranges="Лист1.A30:Лист1.A35 Лист1.N5:Лист1.N5 Лист1.L3:Лист1.L8 Лист1.N6:Лист1.N6 Лист1.L30:Лист1.L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 table:number-rows-repeated="20">
          <table:table-cell table:number-columns-repeated="1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0.6">
            <text:p>-0,6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1">
            <text:p>-0,1</text:p>
          </table:table-cell>
          <table:table-cell table:number-columns-repeated="2"/>
        </table:table-row>
        <table:table-row table:style-name="ro2">
          <table:table-cell table:style-name="ce3" office:value-type="float" office:value="900">
            <text:p>90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4">
            <text:p>0,4</text:p>
          </table:table-cell>
          <table:table-cell table:number-columns-repeated="2"/>
        </table:table-row>
        <table:table-row table:style-name="ro2">
          <table:table-cell table:style-name="ce3" office:value-type="float" office:value="1200">
            <text:p>12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">
            <text:p>0,3</text:p>
          </table:table-cell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6">
            <text:p>0,6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AVERAGE([.B35:.K35])" office:value-type="float" office:value="0.3">
            <text:p>0,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3:03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3:03:24.37</dc:date>
    <meta:editing-duration>PT8M38S</meta:editing-duration>
    <meta:editing-cycles>3</meta:editing-cycles>
    <meta:document-statistic meta:table-count="1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51cm" svg:height="9.007cm" xlink:href=".." xlink:type="simple" chart:class="chart:line" chart:style-name="ch1">
        <chart:title svg:x="0.572cm" svg:y="0.316cm" chart:style-name="ch2">
          <text:p>Векторное квантование; Рус. тест; Рус. трен.</text:p>
        </chart:title>
        <chart:plot-area chart:style-name="ch3" table:cell-range-address="Лист1.A3:Лист1.A8 Лист1.L3:Лист1.L8" chart:data-source-has-labels="column" svg:x="1.251cm" svg:y="1.635cm" svg:width="8.974cm" svg:height="6.184cm">
          <chartooo:coordinate-region svg:x="2.084cm" svg:y="1.847cm" svg:width="7.769cm" svg:height="5.76cm"/>
          <chart:axis chart:dimension="x" chart:name="primary-x" chart:style-name="ch4">
            <chart:title svg:x="3.194cm" svg:y="8cm" chart:style-name="ch5">
              <text:p>Вносимая битовая ск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5.247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:Лист1.A8</svg:desc>
                </draw:g>
              </table:table-cell>
              <table:table-cell office:value-type="float" office:value="-1.4">
                <text:p>-1.4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309cm" svg:height="8.188cm" xlink:href=".." xlink:type="simple" chart:class="chart:line" chart:style-name="ch1">
        <chart:title svg:x="2.012cm" svg:y="0.299cm" chart:style-name="ch2">
          <text:p>Векторное квантование; Рус. тест.</text:p>
        </chart:title>
        <chart:legend chart:legend-position="end" svg:x="8.701cm" svg:y="3.548cm" chart:style-name="ch3"/>
        <chart:plot-area chart:style-name="ch4" table:cell-range-address="Лист1.A30:Лист1.A35 Лист1.N5:Лист1.N6 Лист1.L3:Лист1.L8 Лист1.L30:Лист1.L35" chart:data-source-has-labels="both" svg:x="1.264cm" svg:y="1.567cm" svg:width="6.985cm" svg:height="5.45cm">
          <chartooo:coordinate-region svg:x="2.097cm" svg:y="1.779cm" svg:width="5.78cm" svg:height="5.026cm"/>
          <chart:axis chart:dimension="x" chart:name="primary-x" chart:style-name="ch5">
            <chart:title svg:x="2.212cm" svg:y="7.181cm" chart:style-name="ch6">
              <text:p>Вносимая битовая скрость, бит/с</text:p>
            </chart:title>
            <chart:categories table:cell-range-address="Лист1.A30:Лист1.A35"/>
            <chart:grid chart:style-name="ch7" chart:class="major"/>
          </chart:axis>
          <chart:axis chart:dimension="y" chart:name="primary-y" chart:style-name="ch5">
            <chart:title svg:x="0.451cm" svg:y="4.812cm" chart:style-name="ch8">
              <text:p>CMOS</text:p>
            </chart:title>
            <chart:grid chart:style-name="ch7" chart:class="major"/>
          </chart:axis>
          <chart:series chart:style-name="ch9" chart:values-cell-range-address="Лист1.L3:Лист1.L8" chart:label-cell-address="Лист1.N5:Лист1.N5" chart:class="chart:line">
            <chart:data-point chart:repeated="6"/>
          </chart:series>
          <chart:series chart:style-name="ch10" chart:values-cell-range-address="Лист1.L30:Лист1.L35" chart:label-cell-address="Лист1.N6:Лист1.N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. Трен.</text:p>
                <draw:g>
                  <svg:desc>Лист1.N5:Лист1.N5</svg:desc>
                </draw:g>
              </table:table-cell>
              <table:table-cell office:value-type="string">
                <text:p>Англ. Трен.</text:p>
                <draw:g>
                  <svg:desc>Лист1.N6:Лист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0:Лист1.A35</svg:desc>
                </draw:g>
              </table:table-cell>
              <table:table-cell office:value-type="float" office:value="-1.4">
                <text:p>-1.4</text:p>
                <draw:g>
                  <svg:desc>Лист1.L3:Лист1.L8</svg:desc>
                </draw:g>
              </table:table-cell>
              <table:table-cell office:value-type="float" office:value="-0.6">
                <text:p>-0.6</text:p>
                <draw:g>
                  <svg:desc>Лист1.L30:Лист1.L35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